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7cc8a" style:font-size-asian="10pt" style:font-size-complex="10pt"/>
    </style:style>
    <style:style style:name="P16" style:family="paragraph" style:parent-style-name="Standard">
      <style:text-properties style:font-name="Calibri1" fo:font-size="10pt" style:font-size-asian="10pt" style:font-size-complex="10pt"/>
    </style:style>
    <style:style style:name="P17" style:family="paragraph" style:parent-style-name="Text_20_body">
      <style:text-properties style:font-name="Calibri1" fo:font-size="10pt" officeooo:paragraph-rsid="004bde20" style:font-size-asian="10pt" style:font-size-complex="10pt"/>
    </style:style>
    <style:style style:name="P18"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9"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7"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8"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29"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30"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1" style:family="paragraph" style:parent-style-name="Text_20_body" style:list-style-name="L1">
      <style:text-properties style:font-name="Calibri1" fo:font-size="10pt" officeooo:paragraph-rsid="00249bfd" style:font-size-asian="10pt" style:font-size-complex="10pt"/>
    </style:style>
    <style:style style:name="P32" style:family="paragraph" style:parent-style-name="Text_20_body" style:list-style-name="L1">
      <style:text-properties style:font-name="Calibri1" fo:font-size="10pt" officeooo:paragraph-rsid="004d8803" style:font-size-asian="10pt" style:font-size-complex="10pt"/>
    </style:style>
    <style:style style:name="P33" style:family="paragraph" style:parent-style-name="Text_20_body" style:list-style-name="L1">
      <style:text-properties style:font-name="Calibri1" fo:font-size="10pt" officeooo:paragraph-rsid="00482e3d" style:font-size-asian="10pt" style:font-size-complex="10pt"/>
    </style:style>
    <style:style style:name="P34" style:family="paragraph" style:parent-style-name="Text_20_body" style:list-style-name="L1">
      <style:text-properties style:font-name="Calibri1" fo:font-size="10pt" officeooo:rsid="00482e3d" officeooo:paragraph-rsid="00482e3d" style:font-size-asian="10pt" style:font-size-complex="10pt"/>
    </style:style>
    <style:style style:name="P35" style:family="paragraph" style:parent-style-name="Text_20_body" style:list-style-name="L1">
      <style:text-properties style:font-name="Calibri1" fo:font-size="10pt" officeooo:rsid="00509e90" officeooo:paragraph-rsid="00509e90"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fo:font-weight="bold" officeooo:rsid="0027ff99" style:font-weight-asian="bold" style:font-weight-complex="bold"/>
    </style:style>
    <style:style style:name="T4" style:family="text">
      <style:text-properties officeooo:rsid="001f9bf5"/>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466734"/>
    </style:style>
    <style:style style:name="T8" style:family="text">
      <style:text-properties officeooo:rsid="004bde20"/>
    </style:style>
    <style:style style:name="T9" style:family="text">
      <style:text-properties fo:font-variant="normal" fo:text-transform="none" fo:color="#000000" loext:opacity="100%" style:text-line-through-style="none" style:text-line-through-type="none" style:font-name="Calibri4" fo:font-style="normal" style:text-underline-style="none" fo:font-weight="normal" style:text-blinking="false" fo:background-color="transparent" loext:char-shading-value="0"/>
    </style:style>
    <style:style style:name="T10" style:family="text">
      <style:text-properties officeooo:rsid="0027ff99"/>
    </style:style>
    <style:style style:name="T11" style:family="text">
      <style:text-properties officeooo:rsid="004d88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urrency"/>
        <text:variable-decl office:value-type="string" text:name="cycle"/>
        <text:variable-decl office:value-type="string" text:name="appointmentref"/>
        <text:variable-decl office:value-type="string" text:name="appointmentdate"/>
        <text:variable-decl office:value-type="string" text:name="duration"/>
        <text:variable-decl office:value-type="string" text:name="clause3"/>
        <text:variable-decl office:value-type="string" text:name="clause15"/>
        <text:variable-decl office:value-type="string" text:name="clause14"/>
        <text:variable-decl office:value-type="string" text:name="clause13"/>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7">C</text:span><text:span text:style-name="T8">R</text:span><text:span text:style-name="T4">/</text:span>2022/<text:variable-set text:name="seq" office:value-type="string">seq</text:variable-set></text:p>
      <text:p text:style-name="P19"><text:variable-set text:name="name" office:value-type="string">name</text:variable-set></text:p>
      <text:p text:style-name="P28"><text:variable-set text:name="address" office:value-type="string">address</text:variable-set></text:p>
      <text:p text:style-name="P9"/>
      <text:p text:style-name="P9">Subject<text:tab/><text:tab/>: Contract renewal for the position of <text:span text:style-name="T2"><text:variable-set text:name="designation" office:value-type="string">designation</text:variable-set></text:span></text:p>
      <text:p text:style-name="P9"/>
      <text:p text:style-name="P9">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9"/>
      <text:p text:style-name="P9"/>
      <text:p text:style-name="P17">In reference to your appointment letter reference <text:span text:style-name="T2"><text:variable-set text:name="appointmentref" office:value-type="string">appointmentref</text:variable-set></text:span><text:s/>dated <text:span text:style-name="T2"><text:variable-set text:name="appointmentdate" office:value-type="string">appointmentdate</text:variable-set></text:span>, the Management is pleased to renew your contract for the position of <text:span text:style-name="T2"><text:variable-set text:name="designation" office:value-type="string">designation</text:variable-set></text:span><text:s/>in <text:span text:style-name="T2"><text:variable-set text:name="unit" office:value-type="string">unit</text:variable-set></text:span><text:s/>Unit under the <text:span text:style-name="T2"><text:variable-set text:name="wing" office:value-type="string">wing</text:variable-set></text:span><text:s/>Wing of Spectrum Engineering Consortium Ltd. Following terms and conditions supersede your previous engagement with us:</text:p>
      <text:p text:style-name="P17"/>
      <text:p text:style-name="P16"><text:bookmark text:name="docs-internal-guid-5b3be560-7fff-8dae-72dd-c7897e0aa773"/><text:span text:style-name="T9">Please take note of your contract details and terms of engagement outlined here.</text:span> </text:p>
      <text:p text:style-name="P9"/>
      <table:table table:name="Table1" table:style-name="Table1">
        <table:table-column table:style-name="Table1.A"/>
        <table:table-column table:style-name="Table1.B"/>
        <table:table-column table:style-name="Table1.C"/>
        <table:table-row table:style-name="TableLine2012240679632">
          <table:table-cell table:style-name="Table1.A1" office:value-type="string">
            <text:p text:style-name="P21">1</text:p>
          </table:table-cell>
          <table:table-cell table:style-name="Table1.A1" office:value-type="string">
            <text:p text:style-name="P18">Designation</text:p>
          </table:table-cell>
          <table:table-cell table:style-name="Table1.C1" office:value-type="string">
            <text:p text:style-name="P27"><text:variable-set text:name="designation" office:value-type="string">designation</text:variable-set></text:p>
          </table:table-cell>
        </table:table-row>
        <table:table-row table:style-name="TableLine2012240685104">
          <table:table-cell table:style-name="Table1.A2" office:value-type="string">
            <text:p text:style-name="P23">2</text:p>
          </table:table-cell>
          <table:table-cell table:style-name="Table1.A2" office:value-type="string">
            <text:p text:style-name="P18">Wing</text:p>
          </table:table-cell>
          <table:table-cell table:style-name="Table1.C2" office:value-type="string">
            <text:p text:style-name="P6"><text:variable-set text:name="wing" office:value-type="string">wing</text:variable-set></text:p>
          </table:table-cell>
        </table:table-row>
        <table:table-row table:style-name="TableLine2012240677328">
          <table:table-cell table:style-name="Table1.A2" office:value-type="string">
            <text:p text:style-name="P23">3</text:p>
          </table:table-cell>
          <table:table-cell table:style-name="Table1.A2" office:value-type="string">
            <text:p text:style-name="P18">Unit</text:p>
          </table:table-cell>
          <table:table-cell table:style-name="Table1.C2" office:value-type="string">
            <text:p text:style-name="P6"><text:variable-set text:name="unit" office:value-type="string">unit</text:variable-set></text:p>
          </table:table-cell>
        </table:table-row>
        <table:table-row table:style-name="TableLine2012240682512">
          <table:table-cell table:style-name="Table1.A2" office:value-type="string">
            <text:p text:style-name="P26">4</text:p>
          </table:table-cell>
          <table:table-cell table:style-name="Table1.A2" office:value-type="string">
            <text:p text:style-name="P25">Project</text:p>
          </table:table-cell>
          <table:table-cell table:style-name="Table1.C2" office:value-type="string">
            <text:p text:style-name="P14"><text:variable-set text:name="project" office:value-type="string">project</text:variable-set></text:p>
          </table:table-cell>
        </table:table-row>
        <table:table-row table:style-name="TableLine2012240675024">
          <table:table-cell table:style-name="Table1.A2" office:value-type="string">
            <text:p text:style-name="P26">5</text:p>
          </table:table-cell>
          <table:table-cell table:style-name="Table1.A2" office:value-type="string">
            <text:p text:style-name="P22">Reporting <text:span text:style-name="T8">To</text:span></text:p>
          </table:table-cell>
          <table:table-cell table:style-name="Table1.C2" office:value-type="string">
            <text:p text:style-name="P6"><text:variable-set text:name="supervisor" office:value-type="string">supervisor</text:variable-set></text:p>
          </table:table-cell>
        </table:table-row>
        <table:table-row table:style-name="TableLine2012240675888">
          <table:table-cell table:style-name="Table1.A2" office:value-type="string">
            <text:p text:style-name="P26">6</text:p>
          </table:table-cell>
          <table:table-cell table:style-name="Table1.A2" office:value-type="string">
            <text:p text:style-name="P20">Contract starts on</text:p>
          </table:table-cell>
          <table:table-cell table:style-name="Table1.C2" office:value-type="string">
            <text:p text:style-name="P29"><text:variable-set text:name="effectivefrom" office:value-type="string">effectivefrom</text:variable-set></text:p>
          </table:table-cell>
        </table:table-row>
        <table:table-row table:style-name="TableLine2012240675312">
          <table:table-cell table:style-name="Table1.A2" office:value-type="string">
            <text:p text:style-name="P26">7</text:p>
          </table:table-cell>
          <table:table-cell table:style-name="Table1.A2" office:value-type="string">
            <text:p text:style-name="P24">Contract Valid Till</text:p>
          </table:table-cell>
          <table:table-cell table:style-name="Table1.C2" office:value-type="string">
            <text:p text:style-name="P29"><text:variable-set text:name="validto" office:value-type="string">validto</text:variable-set></text:p>
          </table:table-cell>
        </table:table-row>
        <table:table-row table:style-name="TableLine2012240688560">
          <table:table-cell table:style-name="Table1.A2" office:value-type="string">
            <text:p text:style-name="P26">8</text:p>
          </table:table-cell>
          <table:table-cell table:style-name="Table1.A2" office:value-type="string">
            <text:p text:style-name="P18">Remuneration</text:p>
          </table:table-cell>
          <table:table-cell table:style-name="Table1.C2" office:value-type="string">
            <text:p text:style-name="P8"><text:variable-set text:name="currency" office:value-type="string">currency</text:variable-set><text:s/><text:variable-set text:name="remuneration" office:value-type="string">remuneration</text:variable-set><text:s/><text:variable-set text:name="cycle" office:value-type="string">cycle</text:variable-set></text:p>
          </table:table-cell>
        </table:table-row>
      </table:table>
      <text:p text:style-name="P9"/>
      <text:list xml:id="list1360250575" text:style-name="L1">
        <text:list-item>
          <text:p text:style-name="P31">Your contract shall be for a period of <text:span text:style-name="T2"><text:variable-set text:name="duration" office:value-type="string">duration</text:variable-set></text:span><text:s/>starting from <text:span text:style-name="T2"><text:variable-set text:name="effectivefrom" office:value-type="string">effectivefrom</text:variable-set></text:span><text:s/>and end on <text:span text:style-name="T2"><text:variable-set text:name="validto" office:value-type="string">validto</text:variable-set></text:span>.</text:p>
        </text:list-item>
        <text:list-item>
          <text:p text:style-name="P32">During the period you will be entitled to a consolidated salary of <text:span text:style-name="T3"><text:variable-set text:name="currency" office:value-type="string">currency</text:variable-set></text:span><text:span text:style-name="T10"><text:s/></text:span><text:span text:style-name="T3"><text:variable-set text:name="remuneration" office:value-type="string">remuneration</text:variable-set></text:span><text:span text:style-name="T10"><text:s/></text:span><text:s/>(<text:variable-set text:name="totalinwords" office:value-type="string">totalinwords</text:variable-set>) <text:span text:style-name="T3"><text:variable-set text:name="cycle" office:value-type="string">cycle</text:variable-set></text:span>. </text:p>
        </text:list-item>
        <text:list-item>
          <text:p text:style-name="P35"><text:variable-set text:name="clause3" office:value-type="string">clause3</text:variable-set></text:p>
        </text:list-item>
        <text:list-item>
          <text:p text:style-name="P31">Rules and regulations as laid down by the Company from time to time shall be binding upon you.</text:p>
        </text:list-item>
        <text:list-item>
          <text:p text:style-name="P31">You are strictly advised to protect your employment information like Salary from other employees of <text:span text:style-name="T11">Spectrum Engineering Consortium Ltd.</text:span>. This is your responsibility to keep your information confidential.</text:p>
        </text:list-item>
        <text:list-item>
          <text:p text:style-name="P31">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31">Contract renewal of your appointment will be the sole discretion of the Company subject to your satisfactory performance during the period of probation. </text:p>
        </text:list-item>
        <text:list-item>
          <text:p text:style-name="P31">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1">In the event you do not abide by the company terms and conditions the company may take disciplinary action against you which could include even dismissal from employment. </text:p>
        </text:list-item>
        <text:list-item>
          <text:p text:style-name="P31">You are expected to maintain confidentiality on matters pertaining to the affairs of the Company. </text:p>
        </text:list-item>
        <text:list-item>
          <text:p text:style-name="P31">No gift and / or gratuity of any nature shall be accepted by you from any supplier, customer or any other person who has or intends to have business association with the Company. </text:p>
        </text:list-item>
        <text:list-item>
          <text:p text:style-name="P31">Income tax and other taxes or levies as applicable under the laws of Bangladesh; shall be on your account. </text:p>
        </text:list-item>
        <text:list-item>
          <text:p text:style-name="P34"><text:variable-set text:name="clause13" office:value-type="string">clause13</text:variable-set></text:p>
        </text:list-item>
        <text:list-item>
          <text:p text:style-name="P34"><text:variable-set text:name="clause14" office:value-type="string">clause14</text:variable-set></text:p>
        </text:list-item>
        <text:list-item>
          <text:p text:style-name="P33"><text:soft-page-break/><text:variable-set text:name="clause15" office:value-type="string">clause15</text:variable-set></text:p>
        </text:list-item>
      </text:list>
      <text:p text:style-name="P10"/>
      <text:p text:style-name="P10"/>
      <text:p text:style-name="P15">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6">Sincerely y</text:span>ou<text:span text:style-name="T6">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012240690288">
          <table:table-cell table:style-name="Table2.A1" table:number-columns-spanned="2" office:value-type="string">
            <text:p text:style-name="P6">For Spectrum Engineering Consortium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012240685968">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012240676176">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012240676464">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4-12T16:15:14.696000000</dc:date>
    <meta:editing-duration>PT5H29M15S</meta:editing-duration>
    <meta:editing-cycles>40</meta:editing-cycles>
    <meta:generator>LibreOffice/7.3.2.2$Windows_X86_64 LibreOffice_project/49f2b1bff42cfccbd8f788c8dc32c1c309559be0</meta:generator>
    <meta:document-statistic meta:table-count="2" meta:image-count="1" meta:object-count="0" meta:page-count="2" meta:paragraph-count="56" meta:word-count="484" meta:character-count="3002" meta:non-whitespace-character-count="2577"/>
  </office:meta>
</office:document-meta>
</file>